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9EFEFD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shapes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pr1" style:family="presentation" style:parent-style-name="lyt-rededges-subtitle">
      <style:graphic-properties draw:fill-color="#ffffff" draw:auto-grow-height="true" fo:min-height="16.26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draw:auto-grow-height="true" fo:min-height="3.507cm"/>
    </style:style>
    <style:style style:name="pr4" style:family="presentation" style:parent-style-name="lyt-rededges-outline1">
      <style:graphic-properties fo:min-height="12.183cm"/>
    </style:style>
    <style:style style:name="pr5" style:family="presentation" style:parent-style-name="lyt-rededges-outline1">
      <style:graphic-properties draw:auto-grow-height="true" fo:min-height="5.81cm"/>
    </style:style>
    <style:style style:name="pr6" style:family="presentation" style:parent-style-name="lyt-rededges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end" style:writing-mode="rl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draw:frame presentation:style-name="pr1" draw:text-style-name="P1" draw:layer="layout" svg:width="17.094cm" svg:height="16.26cm" svg:x="10.096cm" svg:y="0.837cm" presentation:class="subtitle">
          <draw:text-box>
            <text:p text:style-name="P1">یاد بگیرید آنچه ثروتمندان میدانند</text:p>
            <text:p text:style-name="P1">Learn what the rich kno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3" draw:layer="layout" svg:width="17.094cm" svg:height="3.507cm" svg:x="10.096cm" svg:y="0.837cm" presentation:class="title">
          <draw:text-box>
            <text:p>سرفصل مطالب</text:p>
          </draw:text-box>
        </draw:frame>
        <draw:frame presentation:style-name="pr4" draw:text-style-name="P2" draw:layer="layout" svg:width="21.592cm" svg:height="12.183cm" svg:x="5.498cm" svg:y="4.915cm" presentation:class="outline" presentation:user-transformed="true">
          <draw:text-box>
            <text:list text:style-name="L2">
              <text:list-item>
                <text:p text:style-name="P2">مقدمه‌ای بر اقتصاد</text:p>
              </text:list-item>
              <text:list-item>
                <text:p text:style-name="P2">اصول حسابداری</text:p>
              </text:list-item>
              <text:list-item>
                <text:p text:style-name="P2">مبانی مالیات</text:p>
              </text:list-item>
              <text:list-item>
                <text:p text:style-name="P2">مثلث B-I</text:p>
              </text:list-item>
              <text:list-item>
                <text:p text:style-name="P2">مبانی سرمایه گذار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ededges" presentation:presentation-page-layout-name="AL3T16">
        <draw:frame presentation:style-name="pr3" draw:layer="layout" svg:width="17.094cm" svg:height="3.507cm" svg:x="10.096cm" svg:y="0.837cm" presentation:class="title">
          <draw:text-box>
            <text:p>مقدمه</text:p>
          </draw:text-box>
        </draw:frame>
        <draw:frame presentation:style-name="pr5" draw:layer="layout" svg:width="10.536cm" svg:height="6.769cm" svg:x="5.498cm" svg:y="4.915cm" presentation:class="outline">
          <draw:text-box>
            <text:list text:style-name="L2">
              <text:list-item>
                <text:p>کسب و کار</text:p>
              </text:list-item>
              <text:list-item>
                <text:p>مجتمع مسکونی</text:p>
              </text:list-item>
              <text:list-item>
                <text:p>سرمایه‌گذاری</text:p>
              </text:list-item>
              <text:list-item>
                <text:p>ثروتمندان بخشنده</text:p>
              </text:list-item>
            </text:list>
          </draw:text-box>
        </draw:frame>
        <draw:frame presentation:style-name="pr5" draw:layer="layout" svg:width="10.536cm" svg:height="6.769cm" svg:x="16.561cm" svg:y="4.915cm" presentation:class="outline">
          <draw:text-box>
            <text:list text:style-name="L2">
              <text:list-item>
                <text:p>امنیت شغلی</text:p>
              </text:list-item>
              <text:list-item>
                <text:p>داشتن خانه</text:p>
              </text:list-item>
              <text:list-item>
                <text:p>پس انداز</text:p>
              </text:list-item>
              <text:list-item>
                <text:p>ثروتمندان خسیس</text:p>
              </text:list-item>
            </text:list>
          </draw:text-box>
        </draw:frame>
        <draw:frame presentation:style-name="pr5" draw:layer="layout" svg:width="21.591cm" svg:height="5.81cm" svg:x="5.498cm" svg:y="14.178cm" presentation:class="outline" presentation:user-transformed="true">
          <draw:text-box>
            <text:list text:style-name="L2">
              <text:list-header>
                <text:p>برای ثروتمند شدن باید دانش مالی کسب کنید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custom-shape draw:style-name="gr2" draw:text-style-name="P3" draw:layer="layout" svg:width="7.491cm" svg:height="11cm" svg:x="0cm" svg:y="4cm">
          <text:p text:style-name="P3">بقا</text:p>
          <text:p text:style-name="P3"/>
          <text:p text:style-name="P3"/>
          <text:p text:style-name="P3">امنیت</text:p>
          <text:p text:style-name="P3"/>
          <text:p text:style-name="P3"/>
          <text:p text:style-name="P3">آسایش</text:p>
          <text:p text:style-name="P3"/>
          <text:p text:style-name="P3"/>
          <text:p text:style-name="P3">ثروت</text:p>
          <text:p text:style-name="P3"/>
          <text:p text:style-name="P3"/>
          <draw:enhanced-geometry svg:viewBox="0 0 21600 21600" draw:glue-points="1080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17.094cm" svg:height="3.507cm" svg:x="10.096cm" svg:y="0.837cm" presentation:class="title">
          <draw:text-box>
            <text:p>ساختار برنامه مالی</text:p>
          </draw:text-box>
        </draw:frame>
        <draw:frame presentation:style-name="pr4" draw:layer="layout" svg:width="21.592cm" svg:height="12.183cm" svg:x="5.498cm" svg:y="4.915cm" presentation:class="outline" presentation:user-transformed="true">
          <draw:text-box>
            <text:list text:style-name="L2">
              <text:list-item>
                <text:p>بقا</text:p>
              </text:list-item>
              <text:list-item>
                <text:p>امنیت</text:p>
                <text:list>
                  <text:list-item>
                    <text:p>بیمه بازنشستگی، پس انداز و اوراق قرضه</text:p>
                  </text:list-item>
                </text:list>
              </text:list-item>
              <text:list-item>
                <text:p>آسایش</text:p>
                <text:list>
                  <text:list-item>
                    <text:p>سهام، املاک و مستغلات کوچک</text:p>
                  </text:list-item>
                </text:list>
              </text:list-item>
              <text:list-item>
                <text:p>ثروت</text:p>
                <text:list>
                  <text:list-item>
                    <text:p>مالک کسب و کار، املاک و مستغلات بزر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4T19">
        <draw:custom-shape draw:style-name="gr3" draw:text-style-name="P3" draw:layer="layout" svg:width="12.5cm" svg:height="5.5cm" svg:x="13.5cm" svg:y="5.5cm">
          <text:list text:style-name="L3">
            <text:list-header>
              <text:p text:style-name="P3">مصمم در آزادی مالی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9cm" svg:height="3cm" svg:x="5.5cm" svg:y="12cm">
          <text:list text:style-name="L3">
            <text:list-header>
              <text:p text:style-name="P3">ارتقا برنامه مالی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1cm" svg:height="3cm" svg:x="13.5cm" svg:y="14cm">
          <text:list text:style-name="L3">
            <text:list-header>
              <text:p>کسب دانش یاری دهنده در این راه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7.094cm" svg:height="3.507cm" svg:x="10.096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9cm" svg:y="2.896cm"/>
      <draw:page-thumbnail draw:layer="backgroundobjects" svg:width="8.999cm" svg:height="6.753cm" svg:x="9cm" svg:y="11.472cm"/>
      <draw:page-thumbnail draw:layer="backgroundobjects" svg:width="8.999cm" svg:height="6.753cm" svg:x="9cm" svg:y="20.048cm"/>
      <draw:page-thumbnail draw:layer="backgroundobjects" svg:width="8.999cm" svg:height="6.753cm" svg:x="-1cm" svg:y="2.896cm"/>
      <draw:page-thumbnail draw:layer="backgroundobjects" svg:width="8.999cm" svg:height="6.753cm" svg:x="-1cm" svg:y="11.472cm"/>
      <draw:page-thumbnail draw:layer="backgroundobjects" svg:width="8.999cm" svg:height="6.753cm" svg:x="-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4cm" svg:height="3.507cm" svg:x="10.096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2cm" svg:height="12.183cm" svg:x="5.498cm" svg:y="4.915cm" presentation:class="outline" presentation:placeholder="true">
        <draw:text-box/>
      </draw:frame>
      <draw:frame presentation:style-name="Mpr5" draw:text-style-name="MP5" draw:layer="backgroundobjects" svg:width="6.521cm" svg:height="1.448cm" svg:x="4.898cm" svg:y="16.93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2cm" svg:height="1.448cm" svg:x="11.672cm" svg:y="18.636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1cm" svg:height="1.448cm" svg:x="20.869cm" svg:y="18.636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M19S</meta:editing-duration>
    <meta:editing-cycles>4</meta:editing-cycles>
    <meta:generator>LibreOffice/3.5$Linux_X86_64 LibreOffice_project/350m1$Build-2</meta:generator>
    <dc:date>2014-12-08T20:36:05</dc:date>
    <meta:document-statistic meta:object-count="56"/>
  </office:meta>
</office:document-meta>
</file>